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tringFieldTest_stream_TreeSe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el.setValues( TreeSe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tringFieldTest_stream_TreeSet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StringFieldTest_stream_TreeSet.test_map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StringFieldTest_stream_TreeSet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StringFieldTest_stream_TreeSet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stream_TreeSet.test_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StringFieldTest_stream_TreeSe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StringFieldTest_stream_TreeSe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stream_TreeSet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